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15.06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12.79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 style:data-style-name="N1"/>
  </office:automatic-styles>
  <office:body>
    <office:spreadsheet>
      <table:calculation-settings table:automatic-find-labels="false"/>
      <table:table table:name="2Pol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3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Suction</text:p>
          </table:table-cell>
          <table:table-cell table:style-name="ce1" office:value-type="string" calcext:value-type="string">
            <text:p>Discharge</text:p>
          </table:table-cell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Qbep</text:p>
          </table:table-cell>
          <table:table-cell table:style-name="ce1" office:value-type="string" calcext:value-type="string">
            <text:p>Hbep</text:p>
          </table:table-cell>
        </table:table-row>
        <table:table-row table:style-name="ro1">
          <table:table-cell office:value-type="string" calcext:value-type="string">
            <text:p>40x25 UCW 2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0.00628527777777778" calcext:value-type="float">
            <text:p>0.006285</text:p>
          </table:table-cell>
          <table:table-cell office:value-type="float" office:value="41.4384" calcext:value-type="float">
            <text:p>41</text:p>
          </table:table-cell>
        </table:table-row>
        <table:table-row table:style-name="ro1">
          <table:table-cell office:value-type="string" calcext:value-type="string">
            <text:p>50x40 UCW 13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0.00728922222222222" calcext:value-type="float">
            <text:p>0.007289</text:p>
          </table:table-cell>
          <table:table-cell office:value-type="float" office:value="19.9546" calcext:value-type="float">
            <text:p>20</text:p>
          </table:table-cell>
        </table:table-row>
        <table:table-row table:style-name="ro1">
          <table:table-cell office:value-type="string" calcext:value-type="string">
            <text:p>50x40 UCW 16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0.00925627777777778" calcext:value-type="float">
            <text:p>0.009256</text:p>
          </table:table-cell>
          <table:table-cell office:value-type="float" office:value="29.5626" calcext:value-type="float">
            <text:p>30</text:p>
          </table:table-cell>
        </table:table-row>
        <table:table-row table:style-name="ro1">
          <table:table-cell office:value-type="string" calcext:value-type="string">
            <text:p>50x40 UCW 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0.00959716666666666" calcext:value-type="float">
            <text:p>0.009597</text:p>
          </table:table-cell>
          <table:table-cell office:value-type="float" office:value="45.3412" calcext:value-type="float">
            <text:p>45</text:p>
          </table:table-cell>
        </table:table-row>
        <table:table-row table:style-name="ro1">
          <table:table-cell office:value-type="string" calcext:value-type="string">
            <text:p>50x40 UCW 2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0113013055555556" calcext:value-type="float">
            <text:p>0.011301</text:p>
          </table:table-cell>
          <table:table-cell office:value-type="float" office:value="75.5757" calcext:value-type="float">
            <text:p>76</text:p>
          </table:table-cell>
        </table:table-row>
        <table:table-row table:style-name="ro1">
          <table:table-cell office:value-type="string" calcext:value-type="string">
            <text:p>50x40 UCW 29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90" calcext:value-type="float">
            <text:p>290</text:p>
          </table:table-cell>
          <table:table-cell office:value-type="float" office:value="0.0110345" calcext:value-type="float">
            <text:p>0.011035</text:p>
          </table:table-cell>
          <table:table-cell office:value-type="float" office:value="98.8646" calcext:value-type="float">
            <text:p>99</text:p>
          </table:table-cell>
        </table:table-row>
        <table:table-row table:style-name="ro1">
          <table:table-cell office:value-type="string" calcext:value-type="string">
            <text:p>80x50 UCW 13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0.0143356944444444" calcext:value-type="float">
            <text:p>0.014336</text:p>
          </table:table-cell>
          <table:table-cell office:value-type="float" office:value="19.7158" calcext:value-type="float">
            <text:p>20</text:p>
          </table:table-cell>
        </table:table-row>
        <table:table-row table:style-name="ro1">
          <table:table-cell office:value-type="string" calcext:value-type="string">
            <text:p>80x50 UCW 16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0.0185206666666667" calcext:value-type="float">
            <text:p>0.018521</text:p>
          </table:table-cell>
          <table:table-cell office:value-type="float" office:value="30.9727" calcext:value-type="float">
            <text:p>31</text:p>
          </table:table-cell>
        </table:table-row>
        <table:table-row table:style-name="ro1">
          <table:table-cell office:value-type="string" calcext:value-type="string">
            <text:p>80x50 UCW 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0.0182570833333333" calcext:value-type="float">
            <text:p>0.018257</text:p>
          </table:table-cell>
          <table:table-cell office:value-type="float" office:value="49.5526" calcext:value-type="float">
            <text:p>50</text:p>
          </table:table-cell>
        </table:table-row>
        <table:table-row table:style-name="ro1">
          <table:table-cell office:value-type="string" calcext:value-type="string">
            <text:p>80x50 UCW 25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01941575" calcext:value-type="float">
            <text:p>0.019416</text:p>
          </table:table-cell>
          <table:table-cell office:value-type="float" office:value="75.9901" calcext:value-type="float">
            <text:p>76</text:p>
          </table:table-cell>
        </table:table-row>
        <table:table-row table:style-name="ro1">
          <table:table-cell office:value-type="string" calcext:value-type="string">
            <text:p>80x50 UCW 32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20" calcext:value-type="float">
            <text:p>320</text:p>
          </table:table-cell>
          <table:table-cell office:value-type="float" office:value="0.020298" calcext:value-type="float">
            <text:p>0.020298</text:p>
          </table:table-cell>
          <table:table-cell office:value-type="float" office:value="112.697" calcext:value-type="float">
            <text:p>113</text:p>
          </table:table-cell>
        </table:table-row>
        <table:table-row table:style-name="ro1">
          <table:table-cell office:value-type="string" calcext:value-type="string">
            <text:p>100x80 UCW 13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0.0270318333333333" calcext:value-type="float">
            <text:p>0.027032</text:p>
          </table:table-cell>
          <table:table-cell office:value-type="float" office:value="20.1492" calcext:value-type="float">
            <text:p>20</text:p>
          </table:table-cell>
        </table:table-row>
        <table:table-row table:style-name="ro1">
          <table:table-cell office:value-type="string" calcext:value-type="string">
            <text:p>100x80 UCW 16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3291" calcext:value-type="float">
            <text:p>0.032910</text:p>
          </table:table-cell>
          <table:table-cell office:value-type="float" office:value="30.6187" calcext:value-type="float">
            <text:p>31</text:p>
          </table:table-cell>
        </table:table-row>
        <table:table-row table:style-name="ro1">
          <table:table-cell office:value-type="string" calcext:value-type="string">
            <text:p>100x80 UCW 2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0.0380972222222222" calcext:value-type="float">
            <text:p>0.038097</text:p>
          </table:table-cell>
          <table:table-cell office:value-type="float" office:value="49.3562" calcext:value-type="float">
            <text:p>49</text:p>
          </table:table-cell>
        </table:table-row>
        <table:table-row table:style-name="ro1">
          <table:table-cell office:value-type="string" calcext:value-type="string">
            <text:p>100x80 UCW 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office:value-type="float" office:value="0.0360002777777778" calcext:value-type="float">
            <text:p>0.036000</text:p>
          </table:table-cell>
          <table:table-cell office:value-type="float" office:value="78.982" calcext:value-type="float">
            <text:p>79</text:p>
          </table:table-cell>
        </table:table-row>
        <table:table-row table:style-name="ro1">
          <table:table-cell office:value-type="string" calcext:value-type="string">
            <text:p>100x80 UCW 32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0.0395855555555556" calcext:value-type="float">
            <text:p>0.039586</text:p>
          </table:table-cell>
          <table:table-cell office:value-type="float" office:value="112.291" calcext:value-type="float">
            <text:p>112</text:p>
          </table:table-cell>
        </table:table-row>
        <table:table-row table:style-name="ro1">
          <table:table-cell office:value-type="string" calcext:value-type="string">
            <text:p>150x80 UCW 40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0.0395744777777778" calcext:value-type="float">
            <text:p>0.039574</text:p>
          </table:table-cell>
          <table:table-cell office:value-type="float" office:value="173.25748" calcext:value-type="float">
            <text:p>173</text:p>
          </table:table-cell>
        </table:table-row>
        <table:table-row table:style-name="ro1">
          <table:table-cell office:value-type="string" calcext:value-type="string">
            <text:p>150x100 UCW 16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0.06191605" calcext:value-type="float">
            <text:p>0.061916</text:p>
          </table:table-cell>
          <table:table-cell office:value-type="float" office:value="30.073656" calcext:value-type="float">
            <text:p>30</text:p>
          </table:table-cell>
        </table:table-row>
        <table:table-row table:style-name="ro1">
          <table:table-cell office:value-type="string" calcext:value-type="string">
            <text:p>150x100 UCW 20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0626329305555556" calcext:value-type="float">
            <text:p>0.062633</text:p>
          </table:table-cell>
          <table:table-cell office:value-type="float" office:value="52.376892" calcext:value-type="float">
            <text:p>52</text:p>
          </table:table-cell>
        </table:table-row>
        <table:table-row table:style-name="ro1">
          <table:table-cell office:value-type="string" calcext:value-type="string">
            <text:p>150x100 UCW 25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0.0671831555555556" calcext:value-type="float">
            <text:p>0.067183</text:p>
          </table:table-cell>
          <table:table-cell office:value-type="float" office:value="81.06593" calcext:value-type="float">
            <text:p>81</text:p>
          </table:table-cell>
        </table:table-row>
        <table:table-row table:style-name="ro1">
          <table:table-cell office:value-type="string" calcext:value-type="string">
            <text:p>150x100 UCW 32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0.0751731527777778" calcext:value-type="float">
            <text:p>0.075173</text:p>
          </table:table-cell>
          <table:table-cell office:value-type="float" office:value="123.348915" calcext:value-type="float">
            <text:p>123</text:p>
          </table:table-cell>
        </table:table-row>
        <table:table-row table:style-name="ro1">
          <table:table-cell office:value-type="string" calcext:value-type="string">
            <text:p>150x100 UCW 40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.114171158333333" calcext:value-type="float">
            <text:p>0.114171</text:p>
          </table:table-cell>
          <table:table-cell office:value-type="float" office:value="214.35507" calcext:value-type="float">
            <text:p>214</text:p>
          </table:table-cell>
        </table:table-row>
        <table:table-row table:style-name="ro1">
          <table:table-cell office:value-type="string" calcext:value-type="string">
            <text:p>200x150 UCW 20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.12845865" calcext:value-type="float">
            <text:p>0.128459</text:p>
          </table:table-cell>
          <table:table-cell office:value-type="float" office:value="40.885212" calcext:value-type="float">
            <text:p>41</text:p>
          </table:table-cell>
        </table:table-row>
        <table:table-row table:style-name="ro1">
          <table:table-cell office:value-type="string" calcext:value-type="string">
            <text:p>200x150 UCW 25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0.121463927777778" calcext:value-type="float">
            <text:p>0.121464</text:p>
          </table:table-cell>
          <table:table-cell office:value-type="float" office:value="74.2907" calcext:value-type="float">
            <text:p>74</text:p>
          </table:table-cell>
        </table:table-row>
        <table:table-row table:style-name="ro1">
          <table:table-cell office:value-type="string" calcext:value-type="string">
            <text:p>200x150 UCW 32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0.153090277777778" calcext:value-type="float">
            <text:p>0.153090</text:p>
          </table:table-cell>
          <table:table-cell office:value-type="float" office:value="123.91249" calcext:value-type="float">
            <text:p>124</text:p>
          </table:table-cell>
        </table:table-row>
        <table:table-row table:style-name="ro1">
          <table:table-cell office:value-type="string" calcext:value-type="string">
            <text:p>200x150 UCW 40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400" calcext:value-type="float">
            <text:p>400</text:p>
          </table:table-cell>
          <table:table-cell office:value-type="float" office:value="0.150853541666667" calcext:value-type="float">
            <text:p>0.150854</text:p>
          </table:table-cell>
          <table:table-cell office:value-type="float" office:value="185.52748" calcext:value-type="float">
            <text:p>186</text:p>
          </table:table-cell>
        </table:table-row>
        <table:table-row table:style-name="ro1" table:number-rows-repeated="8">
          <table:table-cell table:number-columns-repeated="5"/>
          <table:table-cell table:style-name="Default" table:number-columns-repeated="2"/>
        </table:table-row>
        <table:table-row table:style-name="ro1" table:number-rows-repeated="9"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</table:table>
      <table:table table:name="4Pol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ce2"/>
        <table:table-column table:style-name="co6" table:default-cell-style-name="ce3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Suction</text:p>
          </table:table-cell>
          <table:table-cell table:style-name="ce1" office:value-type="string" calcext:value-type="string">
            <text:p>Discharge</text:p>
          </table:table-cell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Qbep</text:p>
          </table:table-cell>
          <table:table-cell table:style-name="ce1" office:value-type="string" calcext:value-type="string">
            <text:p>Hbep</text:p>
          </table:table-cell>
        </table:table-row>
        <table:table-row table:style-name="ro1">
          <table:table-cell office:value-type="string" calcext:value-type="string">
            <text:p>50x40 UCW 13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0.00356204888888889" calcext:value-type="float">
            <text:p>0.003562</text:p>
          </table:table-cell>
          <table:table-cell office:value-type="float" office:value="4.895951" calcext:value-type="float">
            <text:p>5</text:p>
          </table:table-cell>
        </table:table-row>
        <table:table-row table:style-name="ro1">
          <table:table-cell office:value-type="string" calcext:value-type="string">
            <text:p>50x40 UCW 16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0.00476889305555556" calcext:value-type="float">
            <text:p>0.004769</text:p>
          </table:table-cell>
          <table:table-cell office:value-type="float" office:value="7.224958" calcext:value-type="float">
            <text:p>7</text:p>
          </table:table-cell>
        </table:table-row>
        <table:table-row table:style-name="ro1">
          <table:table-cell office:value-type="string" calcext:value-type="string">
            <text:p>50x40 UCW 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0.00497906111111111" calcext:value-type="float">
            <text:p>0.004979</text:p>
          </table:table-cell>
          <table:table-cell office:value-type="float" office:value="10.788252" calcext:value-type="float">
            <text:p>11</text:p>
          </table:table-cell>
        </table:table-row>
        <table:table-row table:style-name="ro1">
          <table:table-cell office:value-type="string" calcext:value-type="string">
            <text:p>50x40 UCW 2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00541570333333333" calcext:value-type="float">
            <text:p>0.005416</text:p>
          </table:table-cell>
          <table:table-cell office:value-type="float" office:value="18.468412" calcext:value-type="float">
            <text:p>18</text:p>
          </table:table-cell>
        </table:table-row>
        <table:table-row table:style-name="ro1">
          <table:table-cell office:value-type="string" calcext:value-type="string">
            <text:p>50x40 UCW 29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90" calcext:value-type="float">
            <text:p>290</text:p>
          </table:table-cell>
          <table:table-cell office:value-type="float" office:value="0.00521413694444444" calcext:value-type="float">
            <text:p>0.005214</text:p>
          </table:table-cell>
          <table:table-cell office:value-type="float" office:value="23.137737" calcext:value-type="float">
            <text:p>23</text:p>
          </table:table-cell>
        </table:table-row>
        <table:table-row table:style-name="ro1">
          <table:table-cell office:value-type="string" calcext:value-type="string">
            <text:p>80x50 UCW 13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0.00736781944444444" calcext:value-type="float">
            <text:p>0.007368</text:p>
          </table:table-cell>
          <table:table-cell office:value-type="float" office:value="5.161845" calcext:value-type="float">
            <text:p>5</text:p>
          </table:table-cell>
        </table:table-row>
        <table:table-row table:style-name="ro1">
          <table:table-cell office:value-type="string" calcext:value-type="string">
            <text:p>80x50 UCW 16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0.00893064444444445" calcext:value-type="float">
            <text:p>0.008931</text:p>
          </table:table-cell>
          <table:table-cell office:value-type="float" office:value="7.698397" calcext:value-type="float">
            <text:p>8</text:p>
          </table:table-cell>
        </table:table-row>
        <table:table-row table:style-name="ro1">
          <table:table-cell office:value-type="string" calcext:value-type="string">
            <text:p>80x50 UCW 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0.0092341625" calcext:value-type="float">
            <text:p>0.009234</text:p>
          </table:table-cell>
          <table:table-cell office:value-type="float" office:value="11.83862" calcext:value-type="float">
            <text:p>12</text:p>
          </table:table-cell>
        </table:table-row>
        <table:table-row table:style-name="ro1">
          <table:table-cell office:value-type="string" calcext:value-type="string">
            <text:p>80x50 UCW 25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00935912333333333" calcext:value-type="float">
            <text:p>0.009359</text:p>
          </table:table-cell>
          <table:table-cell office:value-type="float" office:value="18.031055" calcext:value-type="float">
            <text:p>18</text:p>
          </table:table-cell>
        </table:table-row>
        <table:table-row table:style-name="ro1">
          <table:table-cell office:value-type="string" calcext:value-type="string">
            <text:p>80x50 UCW 32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20" calcext:value-type="float">
            <text:p>320</text:p>
          </table:table-cell>
          <table:table-cell office:value-type="float" office:value="0.00885265" calcext:value-type="float">
            <text:p>0.008853</text:p>
          </table:table-cell>
          <table:table-cell office:value-type="float" office:value="29.426245" calcext:value-type="float">
            <text:p>29</text:p>
          </table:table-cell>
        </table:table-row>
        <table:table-row table:style-name="ro1">
          <table:table-cell office:value-type="string" calcext:value-type="string">
            <text:p>100x80 UCW 13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0.0137953777777778" calcext:value-type="float">
            <text:p>0.013795</text:p>
          </table:table-cell>
          <table:table-cell office:value-type="float" office:value="5.3934884" calcext:value-type="float">
            <text:p>5</text:p>
          </table:table-cell>
        </table:table-row>
        <table:table-row table:style-name="ro1">
          <table:table-cell office:value-type="string" calcext:value-type="string">
            <text:p>100x80 UCW 16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163921344444444" calcext:value-type="float">
            <text:p>0.016392</text:p>
          </table:table-cell>
          <table:table-cell office:value-type="float" office:value="8.0451565" calcext:value-type="float">
            <text:p>8</text:p>
          </table:table-cell>
        </table:table-row>
        <table:table-row table:style-name="ro1">
          <table:table-cell office:value-type="string" calcext:value-type="string">
            <text:p>100x80 UCW 2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0.0179889277777778" calcext:value-type="float">
            <text:p>0.017989</text:p>
          </table:table-cell>
          <table:table-cell office:value-type="float" office:value="12.12626" calcext:value-type="float">
            <text:p>12</text:p>
          </table:table-cell>
        </table:table-row>
        <table:table-row table:style-name="ro1">
          <table:table-cell office:value-type="string" calcext:value-type="string">
            <text:p>100x80 UCW 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office:value-type="float" office:value="0.0173588333333333" calcext:value-type="float">
            <text:p>0.017359</text:p>
          </table:table-cell>
          <table:table-cell office:value-type="float" office:value="19.981188" calcext:value-type="float">
            <text:p>20</text:p>
          </table:table-cell>
        </table:table-row>
        <table:table-row table:style-name="ro1">
          <table:table-cell office:value-type="string" calcext:value-type="string">
            <text:p>100x80 UCW 32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0.0208123" calcext:value-type="float">
            <text:p>0.020812</text:p>
          </table:table-cell>
          <table:table-cell office:value-type="float" office:value="26.50025" calcext:value-type="float">
            <text:p>27</text:p>
          </table:table-cell>
        </table:table-row>
        <table:table-row table:style-name="ro1">
          <table:table-cell office:value-type="string" calcext:value-type="string">
            <text:p>150x100 UCW 16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0.0283233944444444" calcext:value-type="float">
            <text:p>0.028323</text:p>
          </table:table-cell>
          <table:table-cell office:value-type="float" office:value="7.702396" calcext:value-type="float">
            <text:p>8</text:p>
          </table:table-cell>
        </table:table-row>
        <table:table-row table:style-name="ro1">
          <table:table-cell office:value-type="string" calcext:value-type="string">
            <text:p>150x100 UCW 20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0298964333333333" calcext:value-type="float">
            <text:p>0.029896</text:p>
          </table:table-cell>
          <table:table-cell office:value-type="float" office:value="12.933266" calcext:value-type="float">
            <text:p>13</text:p>
          </table:table-cell>
        </table:table-row>
        <table:table-row table:style-name="ro1">
          <table:table-cell office:value-type="string" calcext:value-type="string">
            <text:p>150x100 UCW 25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0.0318490805555556" calcext:value-type="float">
            <text:p>0.031849</text:p>
          </table:table-cell>
          <table:table-cell office:value-type="float" office:value="19.884052" calcext:value-type="float">
            <text:p>20</text:p>
          </table:table-cell>
        </table:table-row>
        <table:table-row table:style-name="ro1">
          <table:table-cell office:value-type="string" calcext:value-type="string">
            <text:p>150x100 UCW 32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0.0413690472222222" calcext:value-type="float">
            <text:p>0.041369</text:p>
          </table:table-cell>
          <table:table-cell office:value-type="float" office:value="27.948383" calcext:value-type="float">
            <text:p>28</text:p>
          </table:table-cell>
        </table:table-row>
        <table:table-row table:style-name="ro1">
          <table:table-cell office:value-type="string" calcext:value-type="string">
            <text:p>150x100 UCW 40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.0676668722222222" calcext:value-type="float">
            <text:p>0.067667</text:p>
          </table:table-cell>
          <table:table-cell office:value-type="float" office:value="48.15738" calcext:value-type="float">
            <text:p>48</text:p>
          </table:table-cell>
        </table:table-row>
        <table:table-row table:style-name="ro1">
          <table:table-cell office:value-type="string" calcext:value-type="string">
            <text:p>150x100 UCW 50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0757755" calcext:value-type="float">
            <text:p>0.075776</text:p>
          </table:table-cell>
          <table:table-cell office:value-type="float" office:value="75.47208" calcext:value-type="float">
            <text:p>75</text:p>
          </table:table-cell>
        </table:table-row>
        <table:table-row table:style-name="ro1">
          <table:table-cell office:value-type="string" calcext:value-type="string">
            <text:p>200x200 UCW 2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0.135709905555556" calcext:value-type="float">
            <text:p>0.135710</text:p>
          </table:table-cell>
          <table:table-cell office:value-type="float" office:value="13.549874" calcext:value-type="float">
            <text:p>14</text:p>
          </table:table-cell>
        </table:table-row>
        <table:table-row table:style-name="ro1">
          <table:table-cell office:value-type="string" calcext:value-type="string">
            <text:p>200x200 UCW 2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.129554680555556" calcext:value-type="float">
            <text:p>0.129555</text:p>
          </table:table-cell>
          <table:table-cell office:value-type="float" office:value="20.24712" calcext:value-type="float">
            <text:p>20</text:p>
          </table:table-cell>
        </table:table-row>
        <table:table-row table:style-name="ro1">
          <table:table-cell office:value-type="string" calcext:value-type="string">
            <text:p>200x150 UCW 20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.0598884888888889" calcext:value-type="float">
            <text:p>0.059888</text:p>
          </table:table-cell>
          <table:table-cell office:value-type="float" office:value="10.471943" calcext:value-type="float">
            <text:p>10</text:p>
          </table:table-cell>
        </table:table-row>
        <table:table-row table:style-name="ro1">
          <table:table-cell office:value-type="string" calcext:value-type="string">
            <text:p>200x150 UCW 25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0.0578471333333333" calcext:value-type="float">
            <text:p>0.057847</text:p>
          </table:table-cell>
          <table:table-cell office:value-type="float" office:value="19.405418" calcext:value-type="float">
            <text:p>19</text:p>
          </table:table-cell>
        </table:table-row>
        <table:table-row table:style-name="ro1">
          <table:table-cell office:value-type="string" calcext:value-type="string">
            <text:p>200x150 UCW 32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0.115423736111111" calcext:value-type="float">
            <text:p>0.115424</text:p>
          </table:table-cell>
          <table:table-cell office:value-type="float" office:value="32.417904" calcext:value-type="float">
            <text:p>32</text:p>
          </table:table-cell>
        </table:table-row>
        <table:table-row table:style-name="ro1">
          <table:table-cell office:value-type="string" calcext:value-type="string">
            <text:p>200x150 UCW 40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400" calcext:value-type="float">
            <text:p>400</text:p>
          </table:table-cell>
          <table:table-cell office:value-type="float" office:value="0.144028666666667" calcext:value-type="float">
            <text:p>0.144029</text:p>
          </table:table-cell>
          <table:table-cell office:value-type="float" office:value="43.83036" calcext:value-type="float">
            <text:p>44</text:p>
          </table:table-cell>
        </table:table-row>
        <table:table-row table:style-name="ro1">
          <table:table-cell office:value-type="string" calcext:value-type="string">
            <text:p>200x150 UCW 50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143217944444444" calcext:value-type="float">
            <text:p>0.143218</text:p>
          </table:table-cell>
          <table:table-cell office:value-type="float" office:value="73.63183" calcext:value-type="float">
            <text:p>74</text:p>
          </table:table-cell>
        </table:table-row>
        <table:table-row table:style-name="ro1">
          <table:table-cell office:value-type="string" calcext:value-type="string">
            <text:p>250x250 UCW 25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250" calcext:value-type="float">
            <text:p>250</text:p>
          </table:table-cell>
          <table:table-cell office:value-type="float" office:value="0.28713875" calcext:value-type="float">
            <text:p>0.287139</text:p>
          </table:table-cell>
          <table:table-cell office:value-type="float" office:value="19.922213" calcext:value-type="float">
            <text:p>20</text:p>
          </table:table-cell>
        </table:table-row>
        <table:table-row table:style-name="ro1">
          <table:table-cell office:value-type="string" calcext:value-type="string">
            <text:p>250x200 UCW 32</text:p>
          </table:table-cell>
          <table:table-cell office:value-type="float" office:value="132" calcext:value-type="float">
            <text:p>132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320" calcext:value-type="float">
            <text:p>320</text:p>
          </table:table-cell>
          <table:table-cell office:value-type="float" office:value="0.236285433333333" calcext:value-type="float">
            <text:p>0.236285</text:p>
          </table:table-cell>
          <table:table-cell office:value-type="float" office:value="32.54895" calcext:value-type="float">
            <text:p>33</text:p>
          </table:table-cell>
        </table:table-row>
        <table:table-row table:style-name="ro1">
          <table:table-cell office:value-type="string" calcext:value-type="string">
            <text:p>250x200 UCW 40</text:p>
          </table:table-cell>
          <table:table-cell office:value-type="float" office:value="132" calcext:value-type="float">
            <text:p>132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0.261300372222222" calcext:value-type="float">
            <text:p>0.261300</text:p>
          </table:table-cell>
          <table:table-cell office:value-type="float" office:value="37.29852" calcext:value-type="float">
            <text:p>37</text:p>
          </table:table-cell>
        </table:table-row>
        <table:table-row table:style-name="ro1">
          <table:table-cell office:value-type="string" calcext:value-type="string">
            <text:p>250x200 UCW 50</text:p>
          </table:table-cell>
          <table:table-cell office:value-type="float" office:value="110" calcext:value-type="float">
            <text:p>11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2652885" calcext:value-type="float">
            <text:p>0.265289</text:p>
          </table:table-cell>
          <table:table-cell office:value-type="float" office:value="69.76923" calcext:value-type="float">
            <text:p>70</text:p>
          </table:table-cell>
        </table:table-row>
        <table:table-row table:style-name="ro1">
          <table:table-cell office:value-type="string" calcext:value-type="string">
            <text:p>250x150 UCW 57</text:p>
          </table:table-cell>
          <table:table-cell office:value-type="float" office:value="140" calcext:value-type="float">
            <text:p>14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570" calcext:value-type="float">
            <text:p>570</text:p>
          </table:table-cell>
          <table:table-cell office:value-type="float" office:value="0.187719319444444" calcext:value-type="float">
            <text:p>0.187719</text:p>
          </table:table-cell>
          <table:table-cell office:value-type="float" office:value="92.92477" calcext:value-type="float">
            <text:p>93</text:p>
          </table:table-cell>
        </table:table-row>
        <table:table-row table:style-name="ro1">
          <table:table-cell office:value-type="string" calcext:value-type="string">
            <text:p>250x150 UCW 70</text:p>
          </table:table-cell>
          <table:table-cell office:value-type="float" office:value="280" calcext:value-type="float">
            <text:p>28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700" calcext:value-type="float">
            <text:p>700</text:p>
          </table:table-cell>
          <table:table-cell office:value-type="float" office:value="0.212195263888889" calcext:value-type="float">
            <text:p>0.212195</text:p>
          </table:table-cell>
          <table:table-cell office:value-type="float" office:value="135.97826" calcext:value-type="float">
            <text:p>136</text:p>
          </table:table-cell>
        </table:table-row>
        <table:table-row table:style-name="ro1">
          <table:table-cell office:value-type="string" calcext:value-type="string">
            <text:p>300x250 UCW 50</text:p>
          </table:table-cell>
          <table:table-cell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0.37159125" calcext:value-type="float">
            <text:p>0.371591</text:p>
          </table:table-cell>
          <table:table-cell office:value-type="float" office:value="59.49529" calcext:value-type="float">
            <text:p>59</text:p>
          </table:table-cell>
        </table:table-row>
        <table:table-row table:style-name="ro1">
          <table:table-cell office:value-type="string" calcext:value-type="string">
            <text:p>300x250 UCW 60</text:p>
          </table:table-cell>
          <table:table-cell office:value-type="float" office:value="450" calcext:value-type="float">
            <text:p>45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600" calcext:value-type="float">
            <text:p>600</text:p>
          </table:table-cell>
          <table:table-cell office:value-type="float" office:value="0.384313888888889" calcext:value-type="float">
            <text:p>0.384314</text:p>
          </table:table-cell>
          <table:table-cell office:value-type="float" office:value="94.21796" calcext:value-type="float">
            <text:p>94</text:p>
          </table:table-cell>
        </table:table-row>
        <table:table-row table:style-name="ro1">
          <table:table-cell office:value-type="string" calcext:value-type="string">
            <text:p>300x200 UCW 65</text:p>
          </table:table-cell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650" calcext:value-type="float">
            <text:p>650</text:p>
          </table:table-cell>
          <table:table-cell office:value-type="float" office:value="0.282799194444444" calcext:value-type="float">
            <text:p>0.282799</text:p>
          </table:table-cell>
          <table:table-cell office:value-type="float" office:value="116.00095" calcext:value-type="float">
            <text:p>116</text:p>
          </table:table-cell>
        </table:table-row>
        <table:table-row table:style-name="ro1" table:number-rows-repeated="5">
          <table:table-cell table:number-columns-repeated="5"/>
          <table:table-cell table:style-name="Default" table:number-columns-repeated="2"/>
        </table:table-row>
        <table:table-row table:style-name="ro1" table:number-rows-repeated="15">
          <table:table-cell table:number-columns-repeated="7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 table:number-rows-repeated="6">
          <table:table-cell table:number-columns-repeated="7"/>
        </table:table-row>
        <table:table-row table:style-name="ro1" table:number-rows-repeated="4">
          <table:table-cell table:number-columns-repeated="5"/>
          <table:table-cell table:style-name="Default" table:number-columns-repeated="2"/>
        </table:table-row>
        <table:table-row table:style-name="ro1" table:number-rows-repeated="1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1" loext:min-decimal-places="11" number:min-integer-digits="1"/>
    </number:number-style>
    <number:number-style style:name="N121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 style:data-style-name="N2" text:time-value="16:21:44.725958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3:27:34.220455834</meta:creation-date>
    <dc:date>2018-04-06T16:23:24.637008285</dc:date>
    <meta:editing-duration>P2DT16H12M15S</meta:editing-duration>
    <meta:editing-cycles>72</meta:editing-cycles>
    <meta:generator>LibreOffice/5.1.6.2$Linux_X86_64 LibreOffice_project/10m0$Build-2</meta:generator>
    <meta:document-statistic meta:table-count="2" meta:cell-count="455" meta:object-count="0"/>
  </office:meta>
</office:document-meta>
</file>